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0.388cm" style:rel-column-width="220*"/>
    </style:style>
    <style:style style:name="Tableau1.B" style:family="table-column">
      <style:table-column-properties style:column-width="4.196cm" style:rel-column-width="2380*"/>
    </style:style>
    <style:style style:name="Tableau1.C" style:family="table-column">
      <style:table-column-properties style:column-width="0.291cm" style:rel-column-width="165*"/>
    </style:style>
    <style:style style:name="Tableau1.D" style:family="table-column">
      <style:table-column-properties style:column-width="0.415cm" style:rel-column-width="235*"/>
    </style:style>
    <style:style style:name="Tableau1.E" style:family="table-column">
      <style:table-column-properties style:column-width="4.212cm" style:rel-column-width="2389*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b2f48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6pt" officeooo:rsid="0053b28a" officeooo:paragraph-rsid="0053b28a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4c0df8" officeooo:paragraph-rsid="004c0df8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4ae5ac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6pt" officeooo:rsid="004c4e45" officeooo:paragraph-rsid="004fd87c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a69aa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8aa04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pt" officeooo:rsid="0036ddf5" officeooo:paragraph-rsid="004a69aa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4fd87c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2d3397" officeooo:paragraph-rsid="0053b28a" style:font-name-asian="Webdings" style:font-size-asian="6pt" style:font-name-complex="Webdings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2a928" officeooo:paragraph-rsid="0052a928" style:font-name-asian="Webdings" style:font-size-asian="6pt" style:font-weight-asian="bold" style:font-name-complex="Webdings" style:font-size-complex="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fd87c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8aa04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53b28a" style:font-name-asian="Webdings" style:font-size-asian="6pt" style:font-weight-asian="bold" style:font-name-complex="Webdings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8aa04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5c75b" style:font-name-asian="Webdings" style:font-size-asian="6pt" style:font-name-complex="Webdings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3b28a" style:font-name-asian="Webdings" style:font-size-asian="6pt" style:font-name-complex="Webdings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8aa04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b2f48" style:font-name-asian="Webdings" style:font-size-asian="6pt" style:font-name-complex="Webdings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fd87c" style:font-name-asian="Webdings" style:font-size-asian="6pt" style:font-weight-asian="bold" style:font-name-complex="Webdings" style:font-size-complex="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44af99" officeooo:paragraph-rsid="0048aa04" style:font-name-asian="Webdings" style:font-size-asian="6pt" style:font-weight-asian="bold" style:font-name-complex="Webdings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69a2e" loext:opacity="100%" style:font-name="Copperplate Gothic Bold" fo:font-size="6pt" officeooo:rsid="0048aa04" officeooo:paragraph-rsid="0048aa04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color="#069a2e" loext:opacity="100%"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0cc00" loext:opacity="100%" style:font-name="Copperplate Gothic Bold" fo:font-size="6pt" officeooo:rsid="0055c75b" officeooo:paragraph-rsid="0055c75b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P4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6pt" officeooo:paragraph-rsid="00292863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Copperplate Gothic Bold" fo:font-size="6pt" officeooo:rsid="0059f80f" officeooo:paragraph-rsid="0059f80f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59f80f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Copperplate Gothic Bold" fo:font-size="6pt" officeooo:rsid="005b1f91" officeooo:paragraph-rsid="005b1f91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8aa04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b2f48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5b1f91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5b1f91" officeooo:paragraph-rsid="005b1f91" style:font-name-asian="Webdings" style:font-size-asian="6pt" style:font-weight-asian="bold" style:font-name-complex="Webdings" style:font-size-complex="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53b28a" style:font-name-asian="Webdings" style:font-size-asian="6pt" style:font-weight-asian="bold" style:font-name-complex="Webdings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b1f91" officeooo:paragraph-rsid="005b1f91" style:font-name-asian="Webdings" style:font-size-asian="6pt" style:font-weight-asian="bold" style:font-name-complex="Webdings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cc00" loext:opacity="100%" style:font-name="Copperplate Gothic Bold" fo:font-size="6pt" officeooo:rsid="005b1f91" officeooo:paragraph-rsid="005b1f91" style:font-size-asian="6pt" style:font-size-complex="6pt"/>
    </style:style>
    <style:style style:name="P6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6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b1f91" style:font-name-asian="Webdings" style:font-size-asian="6pt" style:font-name-complex="Webdings" style:font-size-complex="6pt"/>
    </style:style>
    <style:style style:name="P6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8aa04" style:font-name-asian="Webdings" style:font-size-asian="6pt" style:font-name-complex="Webdings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6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5c75b" style:font-name-asian="Webdings" style:font-size-asian="6pt" style:font-name-complex="Webdings" style:font-size-complex="6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fo:font-weight="bold" officeooo:rsid="0055c75b" officeooo:paragraph-rsid="0055c75b" style:font-size-asian="6pt" style:font-weight-asian="bold" style:font-size-complex="6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officeooo:rsid="005b1f91" officeooo:paragraph-rsid="005b1f91" style:font-name-asian="Webdings" style:font-size-asian="6pt" style:font-name-complex="Webdings" style:font-size-complex="6pt"/>
    </style:style>
    <style:style style:name="T1" style:family="text">
      <style:text-properties officeooo:rsid="0058980e"/>
    </style:style>
    <style:style style:name="T2" style:family="text">
      <style:text-properties officeooo:rsid="0025d2e6"/>
    </style:style>
    <style:style style:name="T3" style:family="text">
      <style:text-properties officeooo:rsid="0055e0e5"/>
    </style:style>
    <style:style style:name="T4" style:family="text">
      <style:text-properties style:font-name="Copperplate Gothic Bold" officeooo:rsid="0038a7cd"/>
    </style:style>
    <style:style style:name="T5" style:family="text">
      <style:text-properties style:font-name="Copperplate Gothic Bold" officeooo:rsid="0034b55f"/>
    </style:style>
    <style:style style:name="T6" style:family="text">
      <style:text-properties style:font-name="Copperplate Gothic Bold" officeooo:rsid="00292863"/>
    </style:style>
    <style:style style:name="T7" style:family="text">
      <style:text-properties style:font-name="Copperplate Gothic Bold" officeooo:rsid="003cb7eb"/>
    </style:style>
    <style:style style:name="T8" style:family="text">
      <style:text-properties style:font-name="Copperplate Gothic Bold" officeooo:rsid="002ffa41"/>
    </style:style>
    <style:style style:name="T9" style:family="text">
      <style:text-properties style:font-name="Copperplate Gothic Bold" officeooo:rsid="0059f80f"/>
    </style:style>
    <style:style style:name="T10" style:family="text">
      <style:text-properties officeooo:rsid="002de922"/>
    </style:style>
    <style:style style:name="T11" style:family="text">
      <style:text-properties officeooo:rsid="00304002"/>
    </style:style>
    <style:style style:name="T12" style:family="text">
      <style:text-properties officeooo:rsid="0038a7cd"/>
    </style:style>
    <style:style style:name="T13" style:family="text">
      <style:text-properties fo:font-weight="normal" officeooo:rsid="004fd87c" style:font-weight-asian="normal" style:font-weight-complex="normal"/>
    </style:style>
    <style:style style:name="T14" style:family="text">
      <style:text-properties officeooo:rsid="0059f80f"/>
    </style:style>
    <style:style style:name="T15" style:family="text">
      <style:text-properties officeooo:rsid="005b1f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6">Check liste</text:span><text:span text:style-name="T7">,</text:span><text:span text:style-name="T6"> </text:span><text:span text:style-name="T9">mallette KX3</text:span><text:span text:style-name="T8">, <text:s/>…</text:span></text:p>
      <text:p text:style-name="P47"><text:span text:style-name="T8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8">Émetteur récepteur</text:p>
          </table:table-cell>
          <table:covered-table-cell/>
          <table:table-cell table:style-name="Tableau1.A1" office:value-type="string">
            <text:p text:style-name="P27"/>
          </table:table-cell>
          <table:table-cell table:style-name="Tableau1.A1" table:number-columns-spanned="2" office:value-type="string">
            <text:p text:style-name="P26">É<text:span text:style-name="T11">nergie</text:span></text:p>
          </table:table-cell>
          <table:covered-table-cell/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48">KX3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48">Alim 220/12V PD</text:p>
          </table:table-cell>
        </table:table-row>
        <table:table-row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4"></text:p>
          </table:table-cell>
          <table:table-cell table:style-name="Tableau1.A1" office:value-type="string">
            <text:p text:style-name="P49"><text:span text:style-name="T10">Câble</text:span><text:span text:style-name="T4"> </text:span><text:span text:style-name="T14">USB Power Delivery</text:span></text:p>
          </table:table-cell>
        </table:table-row>
        <table:table-row>
          <table:table-cell table:style-name="Tableau1.A1" table:number-columns-spanned="2" office:value-type="string">
            <text:p text:style-name="P28">Acc<text:span text:style-name="T3">es</text:span>soires <text:span text:style-name="T14">K33</text:span></text:p>
          </table:table-cell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48">Câble alimentation (power pole)</text:p>
          </table:table-cell>
        </table:table-row>
        <table:table-row>
          <table:table-cell table:style-name="Tableau1.A1" office:value-type="string">
            <text:p text:style-name="P40"></text:p>
          </table:table-cell>
          <table:table-cell table:style-name="Tableau1.A1" office:value-type="string">
            <text:p text:style-name="P12">Micro 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9"></text:p>
          </table:table-cell>
          <table:table-cell table:style-name="Tableau1.A1" office:value-type="string">
            <text:p text:style-name="P67">Splitter power pole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0">Câble CAT/USB</text:p>
          </table:table-cell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66">Papier<text:span text:style-name="T12">s</text:span></text:p>
          </table:table-cell>
          <table:covered-table-cell/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0">Interface Digirig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54">Licence RA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0">Câble Digirig vers KX3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0">Câble USB Digirig vers PC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61"></text:p>
          </table:table-cell>
          <table:table-cell table:style-name="Tableau1.A1" office:value-type="string">
            <text:p text:style-name="P58">Câble USB-C OTG (pour tablette)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65"/>
          </table:table-cell>
        </table:table-row>
        <table:table-row>
          <table:table-cell table:style-name="Tableau1.A1" office:value-type="string">
            <text:p text:style-name="P61"></text:p>
          </table:table-cell>
          <table:table-cell table:style-name="Tableau1.A1" office:value-type="string">
            <text:p text:style-name="P55">Câble Micro USB OTG (pour tablette)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61"></text:p>
          </table:table-cell>
          <table:table-cell table:style-name="Tableau1.A1" office:value-type="string">
            <text:p text:style-name="P50">Adaptateur BNC ↔ PL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15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4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22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11"><text:span text:style-name="T13"/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2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1"/>
          </table:table-cell>
          <table:table-cell table:style-name="Tableau1.A1" office:value-type="string">
            <text:p text:style-name="P19"/>
          </table:table-cell>
        </table:table-row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32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4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58980e"/>
    </style:style>
    <style:style style:name="MT2" style:family="text">
      <style:text-properties officeooo:rsid="005b1f91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2.0</text:span></text:p>
        <text:p text:style-name="MP2">Version 1.0<text:span text:style-name="MT2">0</text:span><text:span text:style-name="MT3">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Check_liste_mallette_KX3</text:file-name><text:tab/><text:date style:data-style-name="N37" text:date-value="2024-01-22T14:53:22.042000251">22/01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1-22T14:53:21.923000000</dc:date>
    <meta:editing-duration>P2DT8H59M14S</meta:editing-duration>
    <meta:editing-cycles>42</meta:editing-cycles>
    <meta:generator>LibreOffice/7.6.4.1$Windows_X86_64 LibreOffice_project/e19e193f88cd6c0525a17fb7a176ed8e6a3e2aa1</meta:generator>
    <meta:print-date>2024-01-22T12:42:51.099000000</meta:print-date>
    <meta:document-statistic meta:table-count="1" meta:image-count="0" meta:object-count="0" meta:page-count="1" meta:paragraph-count="35" meta:word-count="80" meta:character-count="437" meta:non-whitespace-character-count="390"/>
  </office:meta>
</office:document-meta>
</file>